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" svg:font-family="'Cambria Math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35pt"/>
    </style:style>
    <style:style style:name="co2" style:family="table-column">
      <style:table-column-properties fo:break-before="auto" style:column-width="228.64pt"/>
    </style:style>
    <style:style style:name="co3" style:family="table-column">
      <style:table-column-properties fo:break-before="auto" style:column-width="55.19pt"/>
    </style:style>
    <style:style style:name="co4" style:family="table-column">
      <style:table-column-properties fo:break-before="auto" style:column-width="73.45pt"/>
    </style:style>
    <style:style style:name="co5" style:family="table-column">
      <style:table-column-properties fo:break-before="auto" style:column-width="112.99pt"/>
    </style:style>
    <style:style style:name="co6" style:family="table-column">
      <style:table-column-properties fo:break-before="auto" style:column-width="123.5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9.95pt"/>
    </style:style>
    <style:style style:name="co9" style:family="table-column">
      <style:table-column-properties fo:break-before="auto" style:column-width="164.81pt"/>
    </style:style>
    <style:style style:name="co10" style:family="table-column">
      <style:table-column-properties fo:break-before="auto" style:column-width="35.15pt"/>
    </style:style>
    <style:style style:name="co11" style:family="table-column">
      <style:table-column-properties fo:break-before="auto" style:column-width="75.2pt"/>
    </style:style>
    <style:style style:name="co12" style:family="table-column">
      <style:table-column-properties fo:break-before="auto" style:column-width="49.44pt"/>
    </style:style>
    <style:style style:name="co13" style:family="table-column">
      <style:table-column-properties fo:break-before="auto" style:column-width="65.65pt"/>
    </style:style>
    <style:style style:name="co14" style:family="table-column">
      <style:table-column-properties fo:break-before="auto" style:column-width="68.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91pt" fo:break-before="auto" style:use-optimal-row-height="false"/>
    </style:style>
    <style:style style:name="ro4" style:family="table-row">
      <style:table-row-properties style:row-height="18.51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9" style:family="table-cell" style:parent-style-name="Default">
      <style:table-cell-properties fo:background-color="#fff2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 Math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mbria Math"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 Math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ext-properties style:font-name="Cambria Math" fo:font-size="13pt" style:font-size-asian="13pt" style:font-size-complex="13pt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Cambria Math" fo:font-size="13pt" style:font-size-asian="13pt" style:font-size-complex="13pt"/>
    </style:style>
    <style:style style:name="ce24" style:family="table-cell" style:parent-style-name="Default" style:data-style-name="N104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 Math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 Math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" style:family="table-cell" style:parent-style-name="Default">
      <style:table-cell-properties fo:background-color="#fff2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 Math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mbria Math" fo:font-size="13pt" style:font-size-asian="13pt" style:font-size-complex="13pt"/>
    </style:style>
    <style:style style:name="ce10" style:family="table-cell" style:parent-style-name="Default">
      <style:table-cell-properties fo:background-color="#fff2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fff2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aramond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aramon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ext-properties style:font-name="Garamond" fo:font-size="14pt" style:font-size-asian="14pt" style:font-size-complex="14pt"/>
    </style:style>
    <style:style style:name="ce36" style:family="table-cell" style:parent-style-name="Default">
      <style:text-properties style:font-name="Garamond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="0.06pt solid #000000"/>
      <style:text-properties style:font-name="Garamond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="0.06pt solid #000000"/>
      <style:text-properties style:font-name="Garamond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inventory" table:style-name="ta1">
        <table:table-column table:style-name="co1" table:default-cell-style-name="ce20"/>
        <table:table-column table:style-name="co2" table:default-cell-style-name="ce22"/>
        <table:table-column table:style-name="co3" table:default-cell-style-name="ce22"/>
        <table:table-column table:style-name="co4" table:default-cell-style-name="ce20"/>
        <table:table-column table:style-name="co5" table:default-cell-style-name="ce27"/>
        <table:table-column table:style-name="co6" table:default-cell-style-name="ce22"/>
        <table:table-column table:style-name="co7" table:number-columns-repeated="1018" table:default-cell-style-name="ce22"/>
        <table:table-row table:style-name="ro1">
          <table:table-cell table:style-name="ce19" office:value-type="string" calcext:value-type="string">
            <text:p>On Hand</text:p>
          </table:table-cell>
          <table:table-cell table:style-name="ce19" office:value-type="string" calcext:value-type="string">
            <text:p>BREADS</text:p>
          </table:table-cell>
          <table:table-cell table:style-name="ce19" office:value-type="string" calcext:value-type="string">
            <text:p>QNT</text:p>
          </table:table-cell>
          <table:table-cell table:style-name="ce19" office:value-type="string" calcext:value-type="string">
            <text:p>COST EACH</text:p>
          </table:table-cell>
          <table:table-cell table:style-name="ce26" office:value-type="string" calcext:value-type="string">
            <text:p>NOTES</text:p>
          </table:table-cell>
          <table:table-cell table:style-name="ce19" office:value-type="string" calcext:value-type="string">
            <text:p>TAG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Hot Dog Buns</text:p>
          </table:table-cell>
          <table:table-cell office:value-type="float" office:value="144" calcext:value-type="float">
            <text:p>144</text:p>
          </table:table-cell>
          <table:table-cell table:style-name="ce23" office:value-type="currency" office:currency="USD" office:value="0.2" calcext:value-type="currency">
            <text:p>$0.20</text:p>
          </table:table-cell>
          <table:table-cell office:value-type="float" office:value="763225" calcext:value-type="float">
            <text:p>763225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1" office:value-type="string" calcext:value-type="string">
            <text:p>Hamburger Buns</text:p>
          </table:table-cell>
          <table:table-cell office:value-type="float" office:value="120" calcext:value-type="float">
            <text:p>120</text:p>
          </table:table-cell>
          <table:table-cell table:style-name="ce23" office:value-type="currency" office:currency="USD" office:value="0.24" calcext:value-type="currency">
            <text:p>$0.24</text:p>
          </table:table-cell>
          <table:table-cell office:value-type="float" office:value="763233" calcext:value-type="float">
            <text:p>763233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Hoagie Buns</text:p>
          </table:table-cell>
          <table:table-cell office:value-type="float" office:value="64" calcext:value-type="float">
            <text:p>64</text:p>
          </table:table-cell>
          <table:table-cell table:style-name="ce23" office:value-type="currency" office:currency="USD" office:value="0.45" calcext:value-type="currency">
            <text:p>$0.45</text:p>
          </table:table-cell>
          <table:table-cell office:value-type="float" office:value="227660" calcext:value-type="float">
            <text:p>227660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Wheat Bread</text:p>
          </table:table-cell>
          <table:table-cell/>
          <table:table-cell table:style-name="ce23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White Bread</text:p>
          </table:table-cell>
          <table:table-cell/>
          <table:table-cell table:style-name="ce23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Flour Tortillas (small)</text:p>
          </table:table-cell>
          <table:table-cell/>
          <table:table-cell table:style-name="ce23"/>
          <table:table-cell/>
          <table:table-cell office:value-type="string" calcext:value-type="string">
            <text:p>#mexican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Corn Tortillas (large)</text:p>
          </table:table-cell>
          <table:table-cell/>
          <table:table-cell table:style-name="ce23"/>
          <table:table-cell/>
          <table:table-cell office:value-type="string" calcext:value-type="string">
            <text:p>#mexican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Corn Tortillas (small)</text:p>
          </table:table-cell>
          <table:table-cell/>
          <table:table-cell table:style-name="ce23"/>
          <table:table-cell/>
          <table:table-cell office:value-type="string" calcext:value-type="string">
            <text:p>#mexican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Dinner Rolls</text:p>
          </table:table-cell>
          <table:table-cell office:value-type="float" office:value="120" calcext:value-type="float">
            <text:p>120</text:p>
          </table:table-cell>
          <table:table-cell table:style-name="ce23" office:value-type="currency" office:currency="USD" office:value="0.23" calcext:value-type="currency">
            <text:p>$0.23</text:p>
          </table:table-cell>
          <table:table-cell office:value-type="float" office:value="633931" calcext:value-type="float">
            <text:p>633931</text:p>
          </table:table-cell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 table:style-name="ce19" office:value-type="string" calcext:value-type="string">
            <text:p>On Hand</text:p>
          </table:table-cell>
          <table:table-cell table:style-name="ce19" office:value-type="string" calcext:value-type="string">
            <text:p>DAIRY PRODUCTS</text:p>
          </table:table-cell>
          <table:table-cell table:style-name="ce19" office:value-type="string" calcext:value-type="string">
            <text:p>QNT</text:p>
          </table:table-cell>
          <table:table-cell table:style-name="ce19" office:value-type="string" calcext:value-type="string">
            <text:p>COST EACH</text:p>
          </table:table-cell>
          <table:table-cell table:style-name="ce26" office:value-type="string" calcext:value-type="string">
            <text:p>NOTES</text:p>
          </table:table-cell>
          <table:table-cell table:style-name="ce19" office:value-type="string" calcext:value-type="string">
            <text:p>TAGS</text:p>
          </table:table-cell>
          <table:table-cell table:number-columns-repeated="1018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1" office:value-type="string" calcext:value-type="string">
            <text:p>Coffee Creamer</text:p>
          </table:table-cell>
          <table:table-cell table:style-name="ce21" office:value-type="float" office:value="400" calcext:value-type="float">
            <text:p>400</text:p>
          </table:table-cell>
          <table:table-cell table:style-name="ce24" office:value-type="currency" office:currency="USD" office:value="0.08" calcext:value-type="currency">
            <text:p>$0.08</text:p>
          </table:table-cell>
          <table:table-cell office:value-type="float" office:value="305723" calcext:value-type="float">
            <text:p>305723</text:p>
          </table:table-cell>
          <table:table-cell office:value-type="string" calcext:value-type="string">
            <text:p>#b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 lb</text:p>
          </table:table-cell>
          <table:table-cell table:style-name="ce21" office:value-type="string" calcext:value-type="string">
            <text:p>Cheese (Shredded Mexican)</text:p>
          </table:table-cell>
          <table:table-cell table:style-name="ce21" office:value-type="string" calcext:value-type="string">
            <text:p>20 lbs</text:p>
          </table:table-cell>
          <table:table-cell table:style-name="ce24" office:value-type="string" calcext:value-type="string">
            <text:p>0.18 / oz</text:p>
          </table:table-cell>
          <table:table-cell office:value-type="float" office:value="606952" calcext:value-type="float">
            <text:p>606952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1" office:value-type="string" calcext:value-type="string">
            <text:p>Cheese (Sliced Swiss)</text:p>
          </table:table-cell>
          <table:table-cell table:style-name="ce21" office:value-type="float" office:value="120" calcext:value-type="float">
            <text:p>120</text:p>
          </table:table-cell>
          <table:table-cell table:style-name="ce24" office:value-type="currency" office:currency="USD" office:value="0.13" calcext:value-type="currency">
            <text:p>$0.13</text:p>
          </table:table-cell>
          <table:table-cell office:value-type="float" office:value="311405" calcext:value-type="float">
            <text:p>311405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1" office:value-type="string" calcext:value-type="string">
            <text:p>Cheese (Sliced Cheddar)</text:p>
          </table:table-cell>
          <table:table-cell table:style-name="ce21" office:value-type="float" office:value="120" calcext:value-type="float">
            <text:p>120</text:p>
          </table:table-cell>
          <table:table-cell table:style-name="ce24" office:value-type="currency" office:currency="USD" office:value="0.1" calcext:value-type="currency">
            <text:p>$0.10</text:p>
          </table:table-cell>
          <table:table-cell office:value-type="float" office:value="164216" calcext:value-type="float">
            <text:p>164216</text:p>
          </table:table-cell>
          <table:table-cell office:value-type="string" calcext:value-type="string">
            <text:p>#mexican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Sour Cream</text:p>
          </table:table-cell>
          <table:table-cell table:style-name="ce21" office:value-type="string" calcext:value-type="string">
            <text:p>20 lbs</text:p>
          </table:table-cell>
          <table:table-cell table:style-name="ce24" office:value-type="string" calcext:value-type="string">
            <text:p>0.09 / oz</text:p>
          </table:table-cell>
          <table:table-cell office:value-type="float" office:value="285218" calcext:value-type="float">
            <text:p>285218</text:p>
          </table:table-cell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Eggs</text:p>
          </table:table-cell>
          <table:table-cell table:style-name="ce21" office:value-type="string" calcext:value-type="string">
            <text:p>1 case</text:p>
          </table:table-cell>
          <table:table-cell table:style-name="ce24" office:value-type="currency" office:currency="USD" office:value="17.43" calcext:value-type="currency">
            <text:p>$17.43</text:p>
          </table:table-cell>
          <table:table-cell office:value-type="float" office:value="273899" calcext:value-type="float">
            <text:p>273899</text:p>
          </table:table-cell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Butter Singles</text:p>
          </table:table-cell>
          <table:table-cell table:style-name="ce21" office:value-type="float" office:value="720" calcext:value-type="float">
            <text:p>720</text:p>
          </table:table-cell>
          <table:table-cell table:style-name="ce24" office:value-type="currency" office:currency="USD" office:value="0.04" calcext:value-type="currency">
            <text:p>$0.04</text:p>
          </table:table-cell>
          <table:table-cell office:value-type="float" office:value="272051" calcext:value-type="float">
            <text:p>272051</text:p>
          </table:table-cell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Milk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Cottage Cheese</text:p>
          </table:table-cell>
          <table:table-cell table:style-name="ce21" office:value-type="string" calcext:value-type="string">
            <text:p>20 lbs</text:p>
          </table:table-cell>
          <table:table-cell table:style-name="ce24" office:value-type="string" calcext:value-type="string">
            <text:p>0.10 / oz</text:p>
          </table:table-cell>
          <table:table-cell office:value-type="float" office:value="220051" calcext:value-type="float">
            <text:p>220051</text:p>
          </table:table-cell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Liquid Butter</text:p>
          </table:table-cell>
          <table:table-cell table:style-name="ce21"/>
          <table:table-cell table:style-name="ce24"/>
          <table:table-cell table:number-columns-repeated="1020"/>
        </table:table-row>
        <table:table-row table:style-name="ro1">
          <table:table-cell/>
          <table:table-cell table:style-name="ce21" table:number-columns-repeated="2"/>
          <table:table-cell table:style-name="ce25"/>
          <table:table-cell table:number-columns-repeated="1020"/>
        </table:table-row>
        <table:table-row table:style-name="ro1">
          <table:table-cell table:style-name="ce19" office:value-type="string" calcext:value-type="string">
            <text:p>On Hand</text:p>
          </table:table-cell>
          <table:table-cell table:style-name="ce19" office:value-type="string" calcext:value-type="string">
            <text:p>CONDIMENTS</text:p>
          </table:table-cell>
          <table:table-cell table:style-name="ce19" office:value-type="string" calcext:value-type="string">
            <text:p>QNT</text:p>
          </table:table-cell>
          <table:table-cell table:style-name="ce19" office:value-type="string" calcext:value-type="string">
            <text:p>COST EACH</text:p>
          </table:table-cell>
          <table:table-cell table:style-name="ce26" office:value-type="string" calcext:value-type="string">
            <text:p>NOTES</text:p>
          </table:table-cell>
          <table:table-cell table:style-name="ce19" office:value-type="string" calcext:value-type="string">
            <text:p>TA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gal</text:p>
          </table:table-cell>
          <table:table-cell table:style-name="ce21" office:value-type="string" calcext:value-type="string">
            <text:p>Tartar Sauce</text:p>
          </table:table-cell>
          <table:table-cell table:style-name="ce21" office:value-type="string" calcext:value-type="string">
            <text:p>4 gal</text:p>
          </table:table-cell>
          <table:table-cell table:style-name="ce25" office:value-type="string" calcext:value-type="string">
            <text:p>0.08 / oz</text:p>
          </table:table-cell>
          <table:table-cell office:value-type="float" office:value="523300" calcext:value-type="float">
            <text:p>523300</text:p>
          </table:table-cell>
          <table:table-cell office:value-type="string" calcext:value-type="string">
            <text:p>#fish_f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gal</text:p>
          </table:table-cell>
          <table:table-cell table:style-name="ce21" office:value-type="string" calcext:value-type="string">
            <text:p>Ketchup</text:p>
          </table:table-cell>
          <table:table-cell table:style-name="ce21" office:value-type="string" calcext:value-type="string">
            <text:p>5.25 gal</text:p>
          </table:table-cell>
          <table:table-cell table:style-name="ce25" office:value-type="string" calcext:value-type="string">
            <text:p>0.05 / oz</text:p>
          </table:table-cell>
          <table:table-cell office:value-type="float" office:value="152056" calcext:value-type="float">
            <text:p>152056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 gal</text:p>
          </table:table-cell>
          <table:table-cell table:style-name="ce21" office:value-type="string" calcext:value-type="string">
            <text:p>Mustard</text:p>
          </table:table-cell>
          <table:table-cell table:style-name="ce21" office:value-type="string" calcext:value-type="string">
            <text:p>4 gal</text:p>
          </table:table-cell>
          <table:table-cell table:style-name="ce25" office:value-type="string" calcext:value-type="string">
            <text:p>0.04 / oz</text:p>
          </table:table-cell>
          <table:table-cell office:value-type="float" office:value="860221" calcext:value-type="float">
            <text:p>860221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gal</text:p>
          </table:table-cell>
          <table:table-cell table:style-name="ce21" office:value-type="string" calcext:value-type="string">
            <text:p>Miracle Whip</text:p>
          </table:table-cell>
          <table:table-cell table:style-name="ce21" office:value-type="string" calcext:value-type="string">
            <text:p>4 gal</text:p>
          </table:table-cell>
          <table:table-cell table:style-name="ce25" office:value-type="string" calcext:value-type="string">
            <text:p>0.11 / oz</text:p>
          </table:table-cell>
          <table:table-cell office:value-type="float" office:value="251066" calcext:value-type="float">
            <text:p>251066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Baby Ray’s BBQ</text:p>
          </table:table-cell>
          <table:table-cell table:style-name="ce21" office:value-type="string" calcext:value-type="string">
            <text:p>4 gal</text:p>
          </table:table-cell>
          <table:table-cell table:style-name="ce25" office:value-type="string" calcext:value-type="string">
            <text:p>0.09 / oz</text:p>
          </table:table-cell>
          <table:table-cell office:value-type="float" office:value="655937" calcext:value-type="float">
            <text:p>655937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Horseradish</text:p>
          </table:table-cell>
          <table:table-cell table:style-name="ce21"/>
          <table:table-cell table:style-name="ce25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Franks Red Hot Sauce</text:p>
          </table:table-cell>
          <table:table-cell table:style-name="ce21"/>
          <table:table-cell table:style-name="ce25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Franks Red Coneys Sauce</text:p>
          </table:table-cell>
          <table:table-cell table:style-name="ce21"/>
          <table:table-cell table:style-name="ce25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Ranch Dressing</text:p>
          </table:table-cell>
          <table:table-cell table:style-name="ce21"/>
          <table:table-cell table:style-name="ce25"/>
          <table:table-cell/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French Dressing</text:p>
          </table:table-cell>
          <table:table-cell table:style-name="ce21"/>
          <table:table-cell table:style-name="ce25"/>
          <table:table-cell/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Italian Dressing</text:p>
          </table:table-cell>
          <table:table-cell table:style-name="ce21"/>
          <table:table-cell table:style-name="ce25"/>
          <table:table-cell/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1000 Island Dressing</text:p>
          </table:table-cell>
          <table:table-cell table:style-name="ce21"/>
          <table:table-cell table:style-name="ce25"/>
          <table:table-cell/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table:number-columns-repeated="2"/>
          <table:table-cell table:style-name="ce25"/>
          <table:table-cell table:number-columns-repeated="1020"/>
        </table:table-row>
        <table:table-row table:style-name="ro1">
          <table:table-cell table:style-name="ce19" office:value-type="string" calcext:value-type="string">
            <text:p>On Hand</text:p>
          </table:table-cell>
          <table:table-cell table:style-name="ce19" office:value-type="string" calcext:value-type="string">
            <text:p>SIDES and MISC.</text:p>
          </table:table-cell>
          <table:table-cell table:style-name="ce19" office:value-type="string" calcext:value-type="string">
            <text:p>QNT</text:p>
          </table:table-cell>
          <table:table-cell table:style-name="ce19" office:value-type="string" calcext:value-type="string">
            <text:p>COST EACH</text:p>
          </table:table-cell>
          <table:table-cell table:style-name="ce26" office:value-type="string" calcext:value-type="string">
            <text:p>NOTES</text:p>
          </table:table-cell>
          <table:table-cell table:style-name="ce19" office:value-type="string" calcext:value-type="string">
            <text:p>TAG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Lemons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ba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Limes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b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lb</text:p>
          </table:table-cell>
          <table:table-cell table:style-name="ce21" office:value-type="string" calcext:value-type="string">
            <text:p>Drakes Mix</text:p>
          </table:table-cell>
          <table:table-cell table:style-name="ce21" office:value-type="string" calcext:value-type="string">
            <text:p>50 lbs</text:p>
          </table:table-cell>
          <table:table-cell table:style-name="ce24" office:value-type="string" calcext:value-type="string">
            <text:p>0.07 / oz</text:p>
          </table:table-cell>
          <table:table-cell office:value-type="float" office:value="516368" calcext:value-type="float">
            <text:p>516368</text:p>
          </table:table-cell>
          <table:table-cell office:value-type="string" calcext:value-type="string">
            <text:p>#fish_f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 lb</text:p>
          </table:table-cell>
          <table:table-cell table:style-name="ce21" office:value-type="string" calcext:value-type="string">
            <text:p>Fryer Oil</text:p>
          </table:table-cell>
          <table:table-cell table:style-name="ce21" office:value-type="string" calcext:value-type="string">
            <text:p>35 lbs</text:p>
          </table:table-cell>
          <table:table-cell table:style-name="ce24" office:value-type="string" calcext:value-type="string">
            <text:p>0.04 / oz</text:p>
          </table:table-cell>
          <table:table-cell office:value-type="float" office:value="838179" calcext:value-type="float">
            <text:p>838179</text:p>
          </table:table-cell>
          <table:table-cell office:value-type="string" calcext:value-type="string">
            <text:p>#fish_fry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French Fries</text:p>
          </table:table-cell>
          <table:table-cell table:style-name="ce21" office:value-type="string" calcext:value-type="string">
            <text:p>30 lbs</text:p>
          </table:table-cell>
          <table:table-cell table:style-name="ce24" office:value-type="string" calcext:value-type="string">
            <text:p>0.05 / oz</text:p>
          </table:table-cell>
          <table:table-cell office:value-type="float" office:value="414601" calcext:value-type="float">
            <text:p>414601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Tater Tots</text:p>
          </table:table-cell>
          <table:table-cell table:style-name="ce21" office:value-type="string" calcext:value-type="string">
            <text:p>30 lbs</text:p>
          </table:table-cell>
          <table:table-cell table:style-name="ce24" office:value-type="string" calcext:value-type="string">
            <text:p>0.03 / oz</text:p>
          </table:table-cell>
          <table:table-cell office:value-type="float" office:value="324167" calcext:value-type="float">
            <text:p>324167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Curly Fries</text:p>
          </table:table-cell>
          <table:table-cell table:style-name="ce21" office:value-type="string" calcext:value-type="string">
            <text:p>24 lbs</text:p>
          </table:table-cell>
          <table:table-cell table:style-name="ce24" office:value-type="string" calcext:value-type="string">
            <text:p>0.11 / oz</text:p>
          </table:table-cell>
          <table:table-cell office:value-type="float" office:value="181501" calcext:value-type="float">
            <text:p>181501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nion Rings</text:p>
          </table:table-cell>
          <table:table-cell table:style-name="ce21" office:value-type="string" calcext:value-type="string">
            <text:p>15 lbs</text:p>
          </table:table-cell>
          <table:table-cell table:style-name="ce24" office:value-type="string" calcext:value-type="string">
            <text:p>0.20 / oz</text:p>
          </table:table-cell>
          <table:table-cell office:value-type="float" office:value="143641" calcext:value-type="float">
            <text:p>143641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Breaded Cauliflower</text:p>
          </table:table-cell>
          <table:table-cell table:style-name="ce21" office:value-type="string" calcext:value-type="string">
            <text:p>12 lbs</text:p>
          </table:table-cell>
          <table:table-cell table:style-name="ce24" office:value-type="string" calcext:value-type="string">
            <text:p>0.17 / oz</text:p>
          </table:table-cell>
          <table:table-cell office:value-type="float" office:value="694550" calcext:value-type="float">
            <text:p>694550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Breaded Mozzarella Cheese Sticks</text:p>
          </table:table-cell>
          <table:table-cell table:style-name="ce21" office:value-type="string" calcext:value-type="string">
            <text:p>12 lbs</text:p>
          </table:table-cell>
          <table:table-cell table:style-name="ce24" office:value-type="string" calcext:value-type="string">
            <text:p>0.35 cnt</text:p>
          </table:table-cell>
          <table:table-cell office:value-type="float" office:value="694580" calcext:value-type="float">
            <text:p>694580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Breaded Mushrooms</text:p>
          </table:table-cell>
          <table:table-cell table:style-name="ce21" office:value-type="string" calcext:value-type="string">
            <text:p>12 lbs</text:p>
          </table:table-cell>
          <table:table-cell table:style-name="ce24" office:value-type="string" calcext:value-type="string">
            <text:p>0.19 / oz</text:p>
          </table:table-cell>
          <table:table-cell office:value-type="float" office:value="267090" calcext:value-type="float">
            <text:p>267090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Lettuce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nions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Green Pepper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Mushrooms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Pickle Spears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Popcorn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Pretzels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Potato Chips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Taco Seasoning</text:p>
          </table:table-cell>
          <table:table-cell table:style-name="ce21" office:value-type="string" calcext:value-type="string">
            <text:p>10 lbs</text:p>
          </table:table-cell>
          <table:table-cell table:style-name="ce24" office:value-type="string" calcext:value-type="string">
            <text:p>0.25 / oz</text:p>
          </table:table-cell>
          <table:table-cell office:value-type="float" office:value="427446" calcext:value-type="float">
            <text:p>427446</text:p>
          </table:table-cell>
          <table:table-cell office:value-type="string" calcext:value-type="string">
            <text:p>#mexic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gal</text:p>
          </table:table-cell>
          <table:table-cell table:style-name="ce21" office:value-type="string" calcext:value-type="string">
            <text:p>3-Bean Salad</text:p>
          </table:table-cell>
          <table:table-cell table:style-name="ce21" office:value-type="string" calcext:value-type="string">
            <text:p>660 oz</text:p>
          </table:table-cell>
          <table:table-cell table:style-name="ce24" office:value-type="string" calcext:value-type="string">
            <text:p>0.05 / oz</text:p>
          </table:table-cell>
          <table:table-cell office:value-type="float" office:value="329169" calcext:value-type="float">
            <text:p>329169</text:p>
          </table:table-cell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bag</text:p>
          </table:table-cell>
          <table:table-cell table:style-name="ce21" office:value-type="string" calcext:value-type="string">
            <text:p>Croutons</text:p>
          </table:table-cell>
          <table:table-cell table:style-name="ce21" office:value-type="string" calcext:value-type="string">
            <text:p>20 lbs</text:p>
          </table:table-cell>
          <table:table-cell table:style-name="ce24" office:value-type="string" calcext:value-type="string">
            <text:p>0.14 / oz</text:p>
          </table:table-cell>
          <table:table-cell office:value-type="float" office:value="748500" calcext:value-type="float">
            <text:p>748500</text:p>
          </table:table-cell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Bacon bits</text:p>
          </table:table-cell>
          <table:table-cell table:style-name="ce21" office:value-type="string" calcext:value-type="string">
            <text:p>12 lbs</text:p>
          </table:table-cell>
          <table:table-cell table:style-name="ce24" office:value-type="string" calcext:value-type="string">
            <text:p>0.52 / oz</text:p>
          </table:table-cell>
          <table:table-cell office:value-type="float" office:value="357220" calcext:value-type="float">
            <text:p>357220</text:p>
          </table:table-cell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½ </text:p>
          </table:table-cell>
          <table:table-cell table:style-name="ce21" office:value-type="string" calcext:value-type="string">
            <text:p>Cole Slaw</text:p>
          </table:table-cell>
          <table:table-cell table:style-name="ce21" office:value-type="string" calcext:value-type="string">
            <text:p>10 lbs</text:p>
          </table:table-cell>
          <table:table-cell table:style-name="ce24" office:value-type="string" calcext:value-type="string">
            <text:p>0.11 / oz</text:p>
          </table:table-cell>
          <table:table-cell office:value-type="float" office:value="738158" calcext:value-type="float">
            <text:p>738158</text:p>
          </table:table-cell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1" office:value-type="string" calcext:value-type="string">
            <text:p>Whole Potatoes (Lg. Russet)</text:p>
          </table:table-cell>
          <table:table-cell table:style-name="ce21" office:value-type="float" office:value="100" calcext:value-type="float">
            <text:p>100</text:p>
          </table:table-cell>
          <table:table-cell table:style-name="ce24" office:value-type="currency" office:currency="USD" office:value="25.94" calcext:value-type="currency">
            <text:p>$25.94</text:p>
          </table:table-cell>
          <table:table-cell office:value-type="float" office:value="233285" calcext:value-type="float">
            <text:p>233285</text:p>
          </table:table-cell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Mashed Potatoes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Pasta Salad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Macaroni Salad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Potato Salad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salad_bar</text:p>
          </table:table-cell>
          <table:table-cell table:number-columns-repeated="1018"/>
        </table:table-row>
        <table:table-row table:style-name="ro1">
          <table:table-cell/>
          <table:table-cell table:style-name="ce21"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9" office:value-type="string" calcext:value-type="string">
            <text:p>On Hand</text:p>
          </table:table-cell>
          <table:table-cell table:style-name="ce19" office:value-type="string" calcext:value-type="string">
            <text:p>ENTRIES</text:p>
          </table:table-cell>
          <table:table-cell table:style-name="ce19" office:value-type="string" calcext:value-type="string">
            <text:p>QNT</text:p>
          </table:table-cell>
          <table:table-cell table:style-name="ce19" office:value-type="string" calcext:value-type="string">
            <text:p>COST EACH</text:p>
          </table:table-cell>
          <table:table-cell table:style-name="ce26" office:value-type="string" calcext:value-type="string">
            <text:p>NOTES</text:p>
          </table:table-cell>
          <table:table-cell table:style-name="ce19" office:value-type="string" calcext:value-type="string">
            <text:p>TAGS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Jumbo Shrimp</text:p>
          </table:table-cell>
          <table:table-cell table:style-name="ce21" office:value-type="string" calcext:value-type="string">
            <text:p>12 lbs</text:p>
          </table:table-cell>
          <table:table-cell table:style-name="ce24" office:value-type="string" calcext:value-type="string">
            <text:p>0.48 cnt</text:p>
          </table:table-cell>
          <table:table-cell office:value-type="float" office:value="516001" calcext:value-type="float">
            <text:p>516001</text:p>
          </table:table-cell>
          <table:table-cell office:value-type="string" calcext:value-type="string">
            <text:p>#fish_fry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Walleye</text:p>
          </table:table-cell>
          <table:table-cell table:style-name="ce21" office:value-type="string" calcext:value-type="string">
            <text:p>11 lbs</text:p>
          </table:table-cell>
          <table:table-cell table:style-name="ce24" office:value-type="string" calcext:value-type="string">
            <text:p>0.66 / oz</text:p>
          </table:table-cell>
          <table:table-cell office:value-type="float" office:value="751201" calcext:value-type="float">
            <text:p>751201</text:p>
          </table:table-cell>
          <table:table-cell office:value-type="string" calcext:value-type="string">
            <text:p>#fish_fry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Bluegill</text:p>
          </table:table-cell>
          <table:table-cell table:style-name="ce21" office:value-type="string" calcext:value-type="string">
            <text:p>11 lbs</text:p>
          </table:table-cell>
          <table:table-cell table:style-name="ce24" office:value-type="string" calcext:value-type="string">
            <text:p>0.83 / oz</text:p>
          </table:table-cell>
          <table:table-cell office:value-type="float" office:value="157015" calcext:value-type="float">
            <text:p>157015</text:p>
          </table:table-cell>
          <table:table-cell office:value-type="string" calcext:value-type="string">
            <text:p>#fish_fry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Cod</text:p>
          </table:table-cell>
          <table:table-cell table:style-name="ce21" office:value-type="string" calcext:value-type="string">
            <text:p>10 lbs</text:p>
          </table:table-cell>
          <table:table-cell table:style-name="ce24" office:value-type="string" calcext:value-type="string">
            <text:p>0.86 cnt</text:p>
          </table:table-cell>
          <table:table-cell office:value-type="float" office:value="253375" calcext:value-type="float">
            <text:p>253375</text:p>
          </table:table-cell>
          <table:table-cell office:value-type="string" calcext:value-type="string">
            <text:p>#fish_fry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Perch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fish_fry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Smelt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fish_fry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1/3 lb. Homestyle ground beef patties</text:p>
          </table:table-cell>
          <table:table-cell table:style-name="ce21" office:value-type="string" calcext:value-type="string">
            <text:p>45 cnt</text:p>
          </table:table-cell>
          <table:table-cell table:style-name="ce24" office:value-type="currency" office:currency="USD" office:value="1.03" calcext:value-type="currency">
            <text:p>$1.03</text:p>
          </table:table-cell>
          <table:table-cell office:value-type="float" office:value="179020" calcext:value-type="float">
            <text:p>179020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¼ lb. Chili Dogs</text:p>
          </table:table-cell>
          <table:table-cell table:style-name="ce21" office:value-type="string" calcext:value-type="string">
            <text:p>40 cnt</text:p>
          </table:table-cell>
          <table:table-cell table:style-name="ce24" office:value-type="currency" office:currency="USD" office:value="0.93" calcext:value-type="currency">
            <text:p>$0.93</text:p>
          </table:table-cell>
          <table:table-cell office:value-type="float" office:value="823981" calcext:value-type="float">
            <text:p>823981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Philly Meat Sliced</text:p>
          </table:table-cell>
          <table:table-cell table:style-name="ce21" office:value-type="string" calcext:value-type="string">
            <text:p>192 oz</text:p>
          </table:table-cell>
          <table:table-cell table:style-name="ce24" office:value-type="currency" office:currency="USD" office:value="1.1" calcext:value-type="currency">
            <text:p>$1.10</text:p>
          </table:table-cell>
          <table:table-cell office:value-type="float" office:value="353190" calcext:value-type="float">
            <text:p>353190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Chicken Wings (Bone-in)</text:p>
          </table:table-cell>
          <table:table-cell table:style-name="ce21" office:value-type="string" calcext:value-type="string">
            <text:p>15 lbs</text:p>
          </table:table-cell>
          <table:table-cell table:style-name="ce24" office:value-type="string" calcext:value-type="string">
            <text:p>0.23 / oz</text:p>
          </table:table-cell>
          <table:table-cell office:value-type="float" office:value="821055" calcext:value-type="float">
            <text:p>821055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Chicken Tenderloins (Breaded)</text:p>
          </table:table-cell>
          <table:table-cell table:style-name="ce21" office:value-type="string" calcext:value-type="string">
            <text:p>10 lbs</text:p>
          </table:table-cell>
          <table:table-cell table:style-name="ce24" office:value-type="string" calcext:value-type="string">
            <text:p>0.53 cnt</text:p>
          </table:table-cell>
          <table:table-cell office:value-type="float" office:value="408540" calcext:value-type="float">
            <text:p>408540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Chicken Wings (Boneless)</text:p>
          </table:table-cell>
          <table:table-cell table:style-name="ce21" office:value-type="string" calcext:value-type="string">
            <text:p>10 lbs</text:p>
          </table:table-cell>
          <table:table-cell table:style-name="ce24" office:value-type="string" calcext:value-type="string">
            <text:p>0.26 / oz</text:p>
          </table:table-cell>
          <table:table-cell office:value-type="float" office:value="285211" calcext:value-type="float">
            <text:p>285211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Fish Patties</text:p>
          </table:table-cell>
          <table:table-cell table:style-name="ce21" office:value-type="string" calcext:value-type="string">
            <text:p>10 lbs</text:p>
          </table:table-cell>
          <table:table-cell table:style-name="ce24" office:value-type="string" calcext:value-type="string">
            <text:p>1.93 / oz</text:p>
          </table:table-cell>
          <table:table-cell office:value-type="float" office:value="850203" calcext:value-type="float">
            <text:p>850203</text:p>
          </table:table-cell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Hot Dog</text:p>
          </table:table-cell>
          <table:table-cell table:style-name="ce21"/>
          <table:table-cell table:style-name="ce24"/>
          <table:table-cell/>
          <table:table-cell office:value-type="string" calcext:value-type="string">
            <text:p>#menu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10 lb. Hamburger Roll</text:p>
          </table:table-cell>
          <table:table-cell table:style-name="ce21" office:value-type="string" calcext:value-type="string">
            <text:p>30 lbs</text:p>
          </table:table-cell>
          <table:table-cell table:style-name="ce24" office:value-type="string" calcext:value-type="string">
            <text:p>0.20 / oz</text:p>
          </table:table-cell>
          <table:table-cell office:value-type="float" office:value="158704" calcext:value-type="float">
            <text:p>158704</text:p>
          </table:table-cell>
          <table:table-cell office:value-type="string" calcext:value-type="string">
            <text:p>#mexican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/>
          <table:table-cell table:style-name="ce23"/>
          <table:table-cell table:number-columns-repeated="1020"/>
        </table:table-row>
        <table:table-row table:style-name="ro1">
          <table:table-cell table:style-name="ce19" office:value-type="string" calcext:value-type="string">
            <text:p>On Hand</text:p>
          </table:table-cell>
          <table:table-cell table:style-name="ce19" office:value-type="string" calcext:value-type="string">
            <text:p>BEVERAGES</text:p>
          </table:table-cell>
          <table:table-cell table:style-name="ce19" office:value-type="string" calcext:value-type="string">
            <text:p>QNT</text:p>
          </table:table-cell>
          <table:table-cell table:style-name="ce19" office:value-type="string" calcext:value-type="string">
            <text:p>COST EACH</text:p>
          </table:table-cell>
          <table:table-cell table:style-name="ce26" office:value-type="string" calcext:value-type="string">
            <text:p>NOTES</text:p>
          </table:table-cell>
          <table:table-cell table:style-name="ce19" office:value-type="string" calcext:value-type="string">
            <text:p>TA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&amp;W Root Beer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ke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t Coke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psi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t Pepsi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psi (Cherry)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nors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t Vernors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rite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-Up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t 7-Up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quirt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t Squirt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 Pepper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untain Dew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t Mountain Dew</text:p>
          </table:table-cell>
          <table:table-cell table:number-columns-repeated="3"/>
          <table:table-cell office:value-type="string" calcext:value-type="string">
            <text:p>#can_po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nute Maid Lemonade</text:p>
          </table:table-cell>
          <table:table-cell table:number-columns-repeated="3"/>
          <table:table-cell office:value-type="string" calcext:value-type="string">
            <text:p>#drin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ttled Water</text:p>
          </table:table-cell>
          <table:table-cell table:number-columns-repeated="3"/>
          <table:table-cell office:value-type="string" calcext:value-type="string">
            <text:p>#drin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On Hand</text:p>
          </table:table-cell>
          <table:table-cell table:style-name="ce19" office:value-type="string" calcext:value-type="string">
            <text:p>MIXES and JUICE</text:p>
          </table:table-cell>
          <table:table-cell table:style-name="ce19" office:value-type="string" calcext:value-type="string">
            <text:p>QNT</text:p>
          </table:table-cell>
          <table:table-cell table:style-name="ce19" office:value-type="string" calcext:value-type="string">
            <text:p>COST EACH</text:p>
          </table:table-cell>
          <table:table-cell table:style-name="ce26" office:value-type="string" calcext:value-type="string">
            <text:p>NOTES</text:p>
          </table:table-cell>
          <table:table-cell table:style-name="ce19" office:value-type="string" calcext:value-type="string">
            <text:p>TA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oody Mary Mix</text:p>
          </table:table-cell>
          <table:table-cell table:number-columns-repeated="3"/>
          <table:table-cell office:value-type="string" calcext:value-type="string">
            <text:p>#mix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ub Soda</text:p>
          </table:table-cell>
          <table:table-cell table:number-columns-repeated="3"/>
          <table:table-cell office:value-type="string" calcext:value-type="string">
            <text:p>#mixer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anberry Juice</text:p>
          </table:table-cell>
          <table:table-cell office:value-type="string" calcext:value-type="string">
            <text:p>46 oz</text:p>
          </table:table-cell>
          <table:table-cell office:value-type="string" calcext:value-type="string">
            <text:p>0.07 / oz</text:p>
          </table:table-cell>
          <table:table-cell office:value-type="float" office:value="302368" calcext:value-type="float">
            <text:p>302368</text:p>
          </table:table-cell>
          <table:table-cell office:value-type="string" calcext:value-type="string">
            <text:p>#mixer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apefruit Juice</text:p>
          </table:table-cell>
          <table:table-cell office:value-type="string" calcext:value-type="string">
            <text:p>32 oz</text:p>
          </table:table-cell>
          <table:table-cell office:value-type="string" calcext:value-type="string">
            <text:p>0.08 / oz</text:p>
          </table:table-cell>
          <table:table-cell office:value-type="float" office:value="104790" calcext:value-type="float">
            <text:p>104790</text:p>
          </table:table-cell>
          <table:table-cell office:value-type="string" calcext:value-type="string">
            <text:p>#mixer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ange Juice</text:p>
          </table:table-cell>
          <table:table-cell office:value-type="string" calcext:value-type="string">
            <text:p>46 oz</text:p>
          </table:table-cell>
          <table:table-cell office:value-type="string" calcext:value-type="string">
            <text:p>0.07 / oz</text:p>
          </table:table-cell>
          <table:table-cell office:value-type="float" office:value="100617" calcext:value-type="float">
            <text:p>100617</text:p>
          </table:table-cell>
          <table:table-cell office:value-type="string" calcext:value-type="string">
            <text:p>#mix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mato Juice</text:p>
          </table:table-cell>
          <table:table-cell table:number-columns-repeated="3"/>
          <table:table-cell office:value-type="string" calcext:value-type="string">
            <text:p>#mix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nic Water</text:p>
          </table:table-cell>
          <table:table-cell table:number-columns-repeated="3"/>
          <table:table-cell office:value-type="string" calcext:value-type="string">
            <text:p>#mixer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9" office:value-type="string" calcext:value-type="string">
            <text:p>On Hand</text:p>
          </table:table-cell>
          <table:table-cell table:style-name="ce19" office:value-type="string" calcext:value-type="string">
            <text:p>DISPOSABLES</text:p>
          </table:table-cell>
          <table:table-cell table:style-name="ce19" office:value-type="string" calcext:value-type="string">
            <text:p>QNT</text:p>
          </table:table-cell>
          <table:table-cell table:style-name="ce19" office:value-type="string" calcext:value-type="string">
            <text:p>COST EACH</text:p>
          </table:table-cell>
          <table:table-cell table:style-name="ce26" office:value-type="string" calcext:value-type="string">
            <text:p>NOTES</text:p>
          </table:table-cell>
          <table:table-cell table:style-name="ce19" office:value-type="string" calcext:value-type="string">
            <text:p>TA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88” Foam Plates</text:p>
          </table:table-cell>
          <table:table-cell table:number-columns-repeated="2"/>
          <table:table-cell office:value-type="float" office:value="275077" calcext:value-type="float">
            <text:p>27507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-Ball Drink Straws</text:p>
          </table:table-cell>
          <table:table-cell table:number-columns-repeated="2"/>
          <table:table-cell office:value-type="float" office:value="748900" calcext:value-type="float">
            <text:p>7489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ir Sti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er Clean Cleaner</text:p>
          </table:table-cell>
          <table:table-cell table:number-columns-repeated="2"/>
          <table:table-cell office:value-type="float" office:value="420352" calcext:value-type="float">
            <text:p>4203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er Clean Sanitizer</text:p>
          </table:table-cell>
          <table:table-cell table:number-columns-repeated="2"/>
          <table:table-cell office:value-type="float" office:value="420379" calcext:value-type="float">
            <text:p>42037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x Deli Wraps</text:p>
          </table:table-cell>
          <table:table-cell table:number-columns-repeated="2"/>
          <table:table-cell office:value-type="float" office:value="166855" calcext:value-type="float">
            <text:p>1668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pkins (Dinner 1/8 fold)</text:p>
          </table:table-cell>
          <table:table-cell table:number-columns-repeated="2"/>
          <table:table-cell office:value-type="float" office:value="632807" calcext:value-type="float">
            <text:p>6328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pkins (Drink)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131">
          <table:table-cell table:style-name="Default" table:number-columns-repeated="1024"/>
        </table:table-row>
        <table:table-row table:style-name="ro1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8" table:default-cell-style-name="ce20"/>
        <table:table-column table:style-name="co9" table:default-cell-style-name="ce22"/>
        <table:table-column table:style-name="co10" table:default-cell-style-name="ce22"/>
        <table:table-column table:style-name="co11" table:default-cell-style-name="ce20"/>
        <table:table-column table:style-name="co12" table:default-cell-style-name="ce27"/>
        <table:table-column table:style-name="co13" table:default-cell-style-name="ce22"/>
        <table:table-column table:style-name="co7" table:number-columns-repeated="1018" table:default-cell-style-name="ce22"/>
        <table:table-row table:style-name="ro1">
          <table:table-cell table:style-name="ce19" office:value-type="string" calcext:value-type="string">
            <text:p>On Hand</text:p>
          </table:table-cell>
          <table:table-cell table:style-name="ce19" office:value-type="string" calcext:value-type="string">
            <text:p>LIQUOR</text:p>
          </table:table-cell>
          <table:table-cell table:style-name="ce19" office:value-type="string" calcext:value-type="string">
            <text:p>QNT</text:p>
          </table:table-cell>
          <table:table-cell table:style-name="ce19" office:value-type="string" calcext:value-type="string">
            <text:p>COST EACH</text:p>
          </table:table-cell>
          <table:table-cell table:style-name="ce26" office:value-type="string" calcext:value-type="string">
            <text:p>NOTES</text:p>
          </table:table-cell>
          <table:table-cell table:style-name="ce19" office:value-type="string" calcext:value-type="string">
            <text:p>TA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ristian Brother’s Brandy</text:p>
          </table:table-cell>
          <table:table-cell table:number-columns-repeated="3"/>
          <table:table-cell office:value-type="string" calcext:value-type="string">
            <text:p>#brand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ordon’s Gin</text:p>
          </table:table-cell>
          <table:table-cell table:number-columns-repeated="3"/>
          <table:table-cell office:value-type="string" calcext:value-type="string">
            <text:p>#g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aretto</text:p>
          </table:table-cell>
          <table:table-cell table:number-columns-repeated="3"/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ackberry Brandy</text:p>
          </table:table-cell>
          <table:table-cell table:number-columns-repeated="3"/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shots</text:p>
          </table:table-cell>
          <table:table-cell table:number-columns-repeated="3"/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anberry </text:p>
          </table:table-cell>
          <table:table-cell table:number-columns-repeated="3"/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inger</text:p>
          </table:table-cell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ape Pucker</text:p>
          </table:table-cell>
          <table:table-cell table:number-columns-repeated="3"/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hlua </text:p>
          </table:table-cell>
          <table:table-cell table:number-columns-repeated="3"/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ssler</text:p>
          </table:table-cell>
          <table:table-cell table:number-columns-repeated="3"/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dori Melon Liqueur</text:p>
          </table:table-cell>
          <table:table-cell table:number-columns-repeated="3"/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achtree</text:p>
          </table:table-cell>
          <table:table-cell table:number-columns-repeated="3"/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ppermint Schnapps</text:p>
          </table:table-cell>
          <table:table-cell table:number-columns-repeated="3"/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loe Gin</text:p>
          </table:table-cell>
          <table:table-cell table:number-columns-repeated="3"/>
          <table:table-cell office:value-type="string" calcext:value-type="string">
            <text:p>#lique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ardi</text:p>
          </table:table-cell>
          <table:table-cell table:number-columns-repeated="3"/>
          <table:table-cell office:value-type="string" calcext:value-type="string">
            <text:p>#ru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ardi Limon</text:p>
          </table:table-cell>
          <table:table-cell table:number-columns-repeated="3"/>
          <table:table-cell office:value-type="string" calcext:value-type="string">
            <text:p>#ru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ptain Morgan</text:p>
          </table:table-cell>
          <table:table-cell table:number-columns-repeated="3"/>
          <table:table-cell office:value-type="string" calcext:value-type="string">
            <text:p>#ru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ibu Rum</text:p>
          </table:table-cell>
          <table:table-cell table:number-columns-repeated="3"/>
          <table:table-cell office:value-type="string" calcext:value-type="string">
            <text:p>#ru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uder’s Scotch</text:p>
          </table:table-cell>
          <table:table-cell table:number-columns-repeated="3"/>
          <table:table-cell office:value-type="string" calcext:value-type="string">
            <text:p>#scotc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se Cuervo</text:p>
          </table:table-cell>
          <table:table-cell table:number-columns-repeated="3"/>
          <table:table-cell office:value-type="string" calcext:value-type="string">
            <text:p>#tequi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hawk</text:p>
          </table:table-cell>
          <table:table-cell table:number-columns-repeated="3"/>
          <table:table-cell office:value-type="string" calcext:value-type="string">
            <text:p>#vodk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to’s</text:p>
          </table:table-cell>
          <table:table-cell table:number-columns-repeated="3"/>
          <table:table-cell office:value-type="string" calcext:value-type="string">
            <text:p>#vodk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V Blue</text:p>
          </table:table-cell>
          <table:table-cell table:number-columns-repeated="3"/>
          <table:table-cell office:value-type="string" calcext:value-type="string">
            <text:p>#vodk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ack Velvet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nadian Club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nadian Mist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own Royal 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own Royal Apple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 &amp; B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ck Daniels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ck Daniels Fire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meson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im Beam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im Beam Red Stag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ker’s Mark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cMaster’s Canadian 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ld Crow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agram’s 7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agram’s VO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uthern Comfort</text:p>
          </table:table-cell>
          <table:table-cell table:number-columns-repeated="3"/>
          <table:table-cell office:value-type="string" calcext:value-type="string">
            <text:p>#whiskey</text:p>
          </table:table-cell>
          <table:table-cell table:number-columns-repeated="1018"/>
        </table:table-row>
        <table:table-row table:style-name="ro1" table:number-rows-repeated="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4" table:number-columns-repeated="10" table:default-cell-style-name="ce35"/>
        <table:table-column table:style-name="co7" table:number-columns-repeated="1014" table:default-cell-style-name="Default"/>
        <table:table-row table:style-name="ro3">
          <table:table-cell table:style-name="ce10" office:value-type="string" calcext:value-type="string" table:number-columns-spanned="10" table:number-rows-spanned="1">
            <text:p>BREADS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Hot Dog Buns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Hamburger Buns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Hoagie Buns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Wheat Bread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White Bread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Flour Tortillas (small)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Corn Tortillas (small)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Tortillas (large 9-10 inch)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Dinner Rolls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3">
          <table:table-cell table:style-name="ce10" office:value-type="string" calcext:value-type="string" table:number-columns-spanned="10" table:number-rows-spanned="1">
            <text:p>DAIRY PRODUCTS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Coffee Creamer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Cheese (Shredded Mexican)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Cheese (Sliced Swiss)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Cheese (Sliced Cheddar)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Sour Cream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Eggs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Butter Singles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3">
          <table:table-cell table:style-name="ce12"/>
          <table:table-cell table:style-name="ce28" table:number-columns-repeated="9"/>
          <table:table-cell table:style-name="ce36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Milk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Cottage Cheese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Liquid Butter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0" table:number-rows-spanned="1">
            <text:p>CONDIMENTS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Tartar Sauce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Ketchup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Mustard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Miracle Whip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Baby Ray’s BBQ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Horseradish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Franks Red Hot Sauce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Franks Red Coneys Sauce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Ranch Dressing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French Dressing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Italian Dressing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1000 Island Dressing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2" office:value-type="string" calcext:value-type="string" table:number-columns-spanned="10" table:number-rows-spanned="1">
            <text:p>ENTRIES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Jumbo Shrimp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Walleye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Bluegill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Cod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Perch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Smelt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1/3 lb. Homestyle ground beef pattie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¼ lb. Chili Dog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Philly Meat Sliced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Chicken Wings (Bone-in)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Chicken Tenderloins (Breaded)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Chicken Wings (Boneless)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Fish Pattie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Hot Dog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10 lb. Hamburger Roll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0" table:number-rows-spanned="1">
            <text:p>SIDES and MISC.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Lemon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Limes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3">
          <table:table-cell table:style-name="ce11" office:value-type="string" calcext:value-type="string" table:number-columns-spanned="10" table:number-rows-spanned="1">
            <text:p>Drakes Mix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Fryer Oil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French Frie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Tater Tot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Curly Frie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Onion Ring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Breaded Cauliflower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Breaded Mozzarella Cheese Stick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Breaded Mushroom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Lettuce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Onion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Green Pepper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Mushroom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Pickle Spear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Popcorn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Pretzel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Potato Chip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Taco Seasoning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3-Bean Salad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Crouton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Bacon bit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Cole Slaw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Whole Potatoes (Lg. Russet)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Mashed Potatoe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Pasta Salad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Macaroni Salad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10" table:number-rows-spanned="1">
            <text:p>Potato Salad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2" office:value-type="string" calcext:value-type="string" table:number-columns-spanned="10" table:number-rows-spanned="1">
            <text:p>BEVERAGES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A&amp;W Root Beer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Coke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Diet Coke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Pepsi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Diet Pepsi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Pepsi (Cherry)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Vernor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Diet Vernor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Sprite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7-Up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Diet 7-Up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Squirt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Diet Squirt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Dr Pepper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Mountain Dew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Diet Mountain Dew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Orange Soda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3" office:value-type="string" calcext:value-type="string" table:number-columns-spanned="10" table:number-rows-spanned="1">
            <text:p>Minute Maid Lemonade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>
          <table:table-cell table:style-name="ce34" office:value-type="string" calcext:value-type="string" table:number-columns-spanned="10" table:number-rows-spanned="1">
            <text:p>Bottled Water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4"/>
          <table:table-cell table:style-name="ce29" table:number-columns-repeated="9"/>
          <table:table-cell table:number-columns-repeated="1014"/>
        </table:table-row>
        <table:table-row table:style-name="ro5" table:number-rows-repeated="56">
          <table:table-cell table:number-columns-repeated="1024"/>
        </table:table-row>
        <table:table-row table:style-name="ro5" table:number-rows-repeated="27">
          <table:table-cell/>
          <table:table-cell table:style-name="Default" table:number-columns-repeated="9"/>
          <table:table-cell table:number-columns-repeated="1014"/>
        </table:table-row>
        <table:table-row table:style-name="ro5">
          <table:table-cell/>
          <table:table-cell table:style-name="Default" table:number-columns-repeated="9"/>
          <table:table-cell table:number-columns-repeated="1014"/>
        </table:table-row>
      </table:table>
      <table:named-expressions/>
      <table:database-ranges>
        <table:database-range table:name="__Anonymous_Sheet_DB__0" table:target-range-address="inventory.A130:inventory.F169" table:contains-header="fals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 Math" svg:font-family="'Cambria Math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36pt" fo:margin-bottom="27.35pt" fo:margin-left="27.35pt" fo:margin-right="36pt" style:scale-to="77%" style:table-centering="horizontal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#3761 Weekly Inventory</text:p>
        </style:region-left>
        <style:region-right>
          <text:p><text:date style:data-style-name="N2" text:date-value="2020-02-21">00/00/0000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06:26:18.595399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carley</meta:initial-creator>
    <meta:creation-date>2020-01-05T06:04:21.923265521</meta:creation-date>
    <dc:date>2020-02-21T11:13:50.680970005</dc:date>
    <dc:creator>craig carley</dc:creator>
    <meta:editing-duration>P1DT4H34M7S</meta:editing-duration>
    <meta:editing-cycles>46</meta:editing-cycles>
    <meta:generator>LibreOffice/6.0.7.3$Linux_X86_64 LibreOffice_project/00m0$Build-3</meta:generator>
    <meta:printed-by>craig carley</meta:printed-by>
    <meta:print-date>2020-02-21T11:13:36.520150181</meta:print-date>
    <meta:document-statistic meta:table-count="3" meta:cell-count="615" meta:object-count="0"/>
  </office:meta>
</office:document-meta>
</file>